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Normal" style:master-page-name="MP0" style:family="paragraph">
      <style:paragraph-properties fo:break-before="page" fo:text-align="center" fo:line-height="150%"/>
      <style:text-properties style:font-name="Times New Roman" style:font-name-complex="Times New Roman" fo:font-weight="bold" style:font-weight-asian="bold" style:font-weight-complex="bold" fo:font-size="18pt" style:font-size-asian="18pt" style:font-size-complex="18pt"/>
    </style:style>
    <style:style style:name="P2" style:parent-style-name="Normal" style:family="paragraph">
      <style:paragraph-properties fo:line-height="150%"/>
    </style:style>
    <style:style style:name="T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6"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 style:parent-style-name="Normal" style:family="paragraph">
      <style:paragraph-properties fo:text-align="justify" fo:line-height="150%"/>
    </style:style>
    <style:style style:name="T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 style:parent-style-name="DefaultParagraphFont" style:family="text">
      <style:text-properties style:font-name="Times New Roman" style:font-name-complex="Times New Roman" fo:font-size="12pt" style:font-size-asian="12pt" style:font-size-complex="12pt"/>
    </style:style>
    <style:style style:name="P11"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1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3" style:parent-style-name="Normal" style:family="paragraph">
      <style:paragraph-properties fo:text-align="justify" fo:line-height="150%"/>
    </style:style>
    <style:style style:name="T1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P1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9"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2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1" style:parent-style-name="Normal" style:family="paragraph">
      <style:paragraph-properties fo:text-align="justify" fo:line-height="150%"/>
    </style:style>
    <style:style style:name="T2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3" style:parent-style-name="DefaultParagraphFont" style:family="text">
      <style:text-properties style:font-name="Times New Roman" style:font-name-complex="Times New Roman" fo:font-size="12pt" style:font-size-asian="12pt" style:font-size-complex="12pt"/>
    </style:style>
    <style:style style:name="P24"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25" style:parent-style-name="Normal" style:family="paragraph">
      <style:paragraph-properties fo:text-align="justify" fo:line-height="150%"/>
    </style:style>
    <style:style style:name="T26" style:parent-style-name="DefaultParagraphFont" style:family="text">
      <style:text-properties style:font-name="Times New Roman" style:font-name-complex="Times New Roman" fo:font-size="12pt" style:font-size-asian="12pt" style:font-size-complex="12pt"/>
    </style:style>
    <style:style style:name="P27" style:parent-style-name="Normal" style:family="paragraph">
      <style:paragraph-properties fo:text-align="justify" fo:line-height="150%"/>
    </style:style>
    <style:style style:name="T2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9" style:parent-style-name="DefaultParagraphFont" style:family="text">
      <style:text-properties style:font-name="Times New Roman" style:font-name-complex="Times New Roman" fo:font-size="12pt" style:font-size-asian="12pt" style:font-size-complex="12pt"/>
    </style:style>
    <style:style style:name="P30"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style>
    <style:style style:name="P3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32" style:parent-style-name="Normal" style:family="paragraph">
      <style:paragraph-properties fo:text-align="justify" fo:line-height="150%"/>
    </style:style>
    <style:style style:name="T3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4"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LU 2 - Group Assignment: Bayes Filter Assumptions<text:s/>3</text:p>
      <text:p text:style-name="P2"><text:span text:style-name="T3"><text:line-break/></text:span><text:span text:style-name="T4">Measurement Independence Violation Example</text:span></text:p>
      <text:p text:style-name="P5">In a scenario involving a robotic vacuum cleaner operating in a cluttered room, the current measurement from a sonar sensor might be affected by previous measurements if the vacuum has recently moved past an obstacle. For instance, if it detects a wall through sonar, its next measurement might still be influenced by echoes from that wall, causing it to misinterpret the distance to other objects in the room. Thus, the independence assumption breaks down as the previous measurement interferes with the current one.</text:p>
      <text:p text:style-name="P6">Example 1: Navigating City Streets</text:p>
      <text:p text:style-name="P7">Imagine you’re in an autonomous car driving through a busy city. The environment is always changing—cars are darting in and out, pedestrians are crossing, and traffic lights are cycling. The Bayes filter, which helps the car understand its surroundings, struggles here because everything happens so quickly. If a car suddenly slams on its brakes nearby, the sensors might pick up misleading information about distances, leading the car to make decisions based on incomplete or incorrect data. This can create a tense situation where the car might not react as needed to keep everyone safe.</text:p>
      <text:p text:style-name="P8"><text:span text:style-name="T9">Citation</text:span><text:span text:style-name="T10">: Thrun, S., Burgard, W., &amp; Fox, D. (2005). Probabilistic Robotics. MIT Press.</text:span></text:p>
      <text:p text:style-name="P11">Example 2: Juggling Multiple Sensors</text:p>
      <text:p text:style-name="P12">Think about a drone flying through a park, relying on a mix of GPS, a motion sensor, and a camera to navigate. Each of these sensors has its quirks: the GPS might lag when surrounded by tall trees, while the motion sensor could start giving off incorrect readings as it flies. When the Bayes filter tries to combine these inputs, it can get confused because the data isn’t as independent as it should be. This can lead to the drone misjudging its location or crashing into a tree, making for a tense flying experience!</text:p>
      <text:p text:style-name="P13"><text:span text:style-name="T14">Citation</text:span><text:span text:style-name="T15">: Durrant-Whyte, H. &amp; Bailey, T. (2006). "Simultaneous Localization and Mapping (SLAM): Part I." IEEE Robotics &amp; Automation Magazine, 13(2), 99-110.</text:span></text:p>
      <text:p text:style-name="P16"/>
      <text:p text:style-name="P17"/>
      <text:p text:style-name="P18"/>
      <text:p text:style-name="P19">Example 3: Smart Home Devices</text:p>
      <text:p text:style-name="P20">Imagine you have a smart thermostat that learns your family's routines to keep your home cozy. One chilly evening, someone opens a window to let in some fresh air. Suddenly, the thermostat senses the drop in temperature and panics, cranking up the heat. It’s trying to follow the old patterns it’s learned, but that’s not what’s really happening anymore. Instead of a comfortable home, you end up sweating and wishing you could just turn it off!</text:p>
      <text:p text:style-name="P21"><text:span text:style-name="T22">Citation</text:span><text:span text:style-name="T23">: S. K. R. N. M. P. (2017). "Smart Home Technology: An Overview." IEEE Access, 5, 300-318.</text:span></text:p>
      <text:p text:style-name="P24">Example 4: Wearable Health Monitoring</text:p>
      <text:p text:style-name="P25"><text:span text:style-name="T26">Think about a wearable health monitor that tracks your heart rate and oxygen levels while you’re exercising. You’re out for a jog, feeling great, when the monitor suddenly picks up some weird readings because you’re moving around so much. The system gets nervous and starts sending alerts, making you worry that something’s wrong. It’s just a workout, but now you’re stressed about whether you should be calling your doctor!</text:span></text:p>
      <text:p text:style-name="P27"><text:span text:style-name="T28">Citation</text:span><text:span text:style-name="T29">: Patel, S. N., Park, H., &amp; Kientz, J. A. (2012). "Maximizing the Accuracy of Activity Recognition Systems in Health Monitoring." Proceedings of the 2012 ACM Conference on Ubiquitous Computing.</text:span></text:p>
      <text:p text:style-name="P30">Example 5: Agricultural Drones</text:p>
      <text:p text:style-name="P31">Picture a drone buzzing over a farmer's field, using fancy cameras to check how the crops are doing. One day, a strong wind shakes the drone, causing it to misread the health of the plants below. Instead of getting an accurate picture, it sends the farmer a false alarm, suggesting that certain crops need water when they’re actually just fine. Now the farmer is worried about wasting resources and potentially harming the plants, all because of a little gust of wind!</text:p>
      <text:p text:style-name="P32"><text:span text:style-name="T33">Citation</text:span><text:span text:style-name="T34">: Anderson, K., &amp; Gaston, K. J. (2013). "Lightweight UAVs will revolutionize agricultural monitoring." Nature, 495, 298-29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Aptos Display" style:font-name-asian="Times New Roman" style:font-name-complex="Times New Roman" fo:font-weight="bold" style:font-weight-asian="bold" style:font-weight-complex="bold" fo:font-variant="small-caps" fo:color="#000000"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in"/>
      <style:text-properties style:font-name="Aptos Display" style:font-name-asian="Times New Roman" style:font-name-complex="Times New Roman" fo:font-weight="bold" style:font-weight-asian="bold" style:font-weight-complex="bold" fo:font-variant="small-caps" fo:color="#000000"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Aptos Display" style:font-name-asian="Times New Roman" style:font-name-complex="Times New Roman" fo:font-weight="bold" style:font-weight-asian="bold" style:font-weight-complex="bold" fo:color="#000000"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ptos Display" style:font-name-asian="Times New Roman" style:font-name-complex="Times New Roman" fo:font-weight="bold" style:font-weight-asian="bold" style:font-weight-complex="bold" fo:font-style="italic" style:font-style-asian="italic" style:font-style-complex="italic" fo:color="#000000"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Aptos Display" style:font-name-asian="Times New Roman" style:font-name-complex="Times New Roman" fo:color="#0A1D30"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Aptos Display" style:font-name-asian="Times New Roman" style:font-name-complex="Times New Roman" fo:font-style="italic" style:font-style-asian="italic" style:font-style-complex="italic" fo:color="#0A1D30"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Aptos Display" style:font-name-asian="Times New Roman"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Aptos Display" style:font-name-asian="Times New Roman"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Aptos Display" style:font-name-asian="Times New Roman"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font-weight="bold" style:font-weight-asian="bold" style:font-weight-complex="bold" fo:font-variant="small-caps" fo:color="#000000" fo:font-size="18pt" style:font-size-asian="18pt" style:font-size-complex="18pt"/>
    </style:style>
    <style:style style:name="Heading2Char" style:display-name="Heading 2 Char" style:family="text" style:parent-style-name="DefaultParagraphFont">
      <style:text-properties style:font-name="Aptos Display" style:font-name-asian="Times New Roman" style:font-name-complex="Times New Roman" fo:font-weight="bold" style:font-weight-asian="bold" style:font-weight-complex="bold" fo:font-variant="small-caps" fo:color="#000000" fo:font-size="14pt" style:font-size-asian="14pt" style:font-size-complex="14pt"/>
    </style:style>
    <style:style style:name="Heading3Char" style:display-name="Heading 3 Char" style:family="text" style:parent-style-name="DefaultParagraphFont">
      <style:text-properties style:font-name="Aptos Display" style:font-name-asian="Times New Roman" style:font-name-complex="Times New Roman" fo:font-weight="bold" style:font-weight-asian="bold" style:font-weight-complex="bold" fo:color="#000000"/>
    </style:style>
    <style:style style:name="Heading4Char" style:display-name="Heading 4 Char" style:family="text" style:parent-style-name="DefaultParagraphFont">
      <style:text-properties style:font-name="Aptos Display" style:font-name-asian="Times New Roman" style:font-name-complex="Times New Roman" fo:font-weight="bold" style:font-weight-asian="bold" style:font-weight-complex="bold" fo:font-style="italic" style:font-style-asian="italic" style:font-style-complex="italic" fo:color="#000000"/>
    </style:style>
    <style:style style:name="Heading5Char" style:display-name="Heading 5 Char" style:family="text" style:parent-style-name="DefaultParagraphFont">
      <style:text-properties style:font-name="Aptos Display" style:font-name-asian="Times New Roman" style:font-name-complex="Times New Roman" fo:color="#0A1D30"/>
    </style:style>
    <style:style style:name="Heading6Char" style:display-name="Heading 6 Char" style:family="text" style:parent-style-name="DefaultParagraphFont">
      <style:text-properties style:font-name="Aptos Display" style:font-name-asian="Times New Roman" style:font-name-complex="Times New Roman" fo:font-style="italic" style:font-style-asian="italic" style:font-style-complex="italic" fo:color="#0A1D30"/>
    </style:style>
    <style:style style:name="Heading7Char" style:display-name="Heading 7 Char" style:family="text" style:parent-style-name="DefaultParagraphFont">
      <style:text-properties style:font-name="Aptos Display"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Aptos Display" style:font-name-asian="Times New Roman" style:font-name-complex="Times New Roman" fo:color="#404040" fo:font-size="10pt" style:font-size-asian="10pt" style:font-size-complex="10pt"/>
    </style:style>
    <style:style style:name="Heading9Char" style:display-name="Heading 9 Char" style:family="text" style:parent-style-name="DefaultParagraphFont">
      <style:text-properties style:font-name="Aptos Display"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Title" style:display-name="Title" style:family="paragraph" style:parent-style-name="Normal" style:next-style-name="Normal">
      <style:paragraph-properties style:contextual-spacing="true" fo:margin-bottom="0in" fo:line-height="100%"/>
      <style:text-properties style:font-name="Aptos Display" style:font-name-asian="Times New Roman" style:font-name-complex="Times New Roman" fo:color="#000000"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color="#000000" fo:font-size="28pt" style:font-size-asian="28pt" style:font-size-complex="28pt"/>
    </style:style>
    <style:style style:name="Subtitle" style:display-name="Subtitle" style:family="paragraph" style:parent-style-name="Normal" style:next-style-name="Normal">
      <style:text-properties fo:color="#5A5A5A" fo:letter-spacing="0.0069in" fo:hyphenate="false"/>
    </style:style>
    <style:style style:name="SubtitleChar" style:display-name="Subtitle Char" style:family="text" style:parent-style-name="DefaultParagraphFont">
      <style:text-properties fo:color="#5A5A5A" fo:letter-spacing="0.0069in"/>
    </style:style>
    <style:style style:name="Strong" style:display-name="Strong" style:family="text" style:parent-style-name="DefaultParagraphFont">
      <style:text-properties fo:font-weight="bold" style:font-weight-asian="bold" style:font-weight-complex="bold" fo:color="#000000"/>
    </style:style>
    <style:style style:name="Emphasis" style:display-name="Emphasis" style:family="text" style:parent-style-name="DefaultParagraphFont">
      <style:text-properties fo:font-style="italic" style:font-style-asian="italic" style:font-style-complex="italic" style:use-window-font-color="true"/>
    </style:style>
    <style:style style:name="NoSpacing" style:display-name="No Spacing" style:family="paragraph">
      <style:paragraph-properties fo:margin-bottom="0in" fo:line-height="100%"/>
      <style:text-properties fo:hyphenate="false"/>
    </style:style>
    <style:style style:name="NoSpacingChar" style:display-name="No Spacing Char" style:family="text" style:parent-style-name="DefaultParagraphFont"/>
    <style:style style:name="Quote" style:display-name="Quote"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fals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background-fill draw:fill="solid" draw:fill-color="#F2F2F2"/>
      </style:paragraph-properties>
      <style:text-properties fo:color="#000000" fo:hyphenate="false"/>
    </style:style>
    <style:style style:name="IntenseQuoteChar" style:display-name="Intense Quote Char" style:family="text" style:parent-style-name="DefaultParagraphFont">
      <style:text-properties fo:color="#000000" fo:background-color="#F2F2F2"/>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text-transform="uppercase"/>
    </style:style>
    <style:style style:name="SubtleReference" style:display-name="Subtle Reference" style:family="text" style:parent-style-name="DefaultParagraphFont">
      <style:text-properties fo:font-variant="small-caps" fo:color="#404040"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style:text-underline-type="single" style:text-underline-style="solid" style:text-underline-width="auto" style:text-underline-mode="continuous"/>
    </style:style>
    <style:style style:name="BookTitle" style:display-name="Book Title" style:family="text" style:parent-style-name="DefaultParagraphFont">
      <style:text-properties fo:font-weight="normal" style:font-weight-asian="normal" style:font-weight-complex="normal" fo:font-variant="small-caps" fo:letter-spacing="0.0034in"/>
    </style:style>
    <style:style style:name="TOCHeading" style:display-name="TOC Heading" style:family="paragraph" style:parent-style-name="Heading1" style:next-style-name="Normal" style:list-style-name="LFO10">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text:list-style style:name="LFO10">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yeeda Begam</meta:initial-creator>
    <dc:creator>Sayeeda Begam</dc:creator>
    <meta:creation-date>2024-10-28T07:34:00Z</meta:creation-date>
    <dc:date>2024-10-28T07:40:00Z</dc:date>
    <meta:template xlink:href="Normal" xlink:type="simple"/>
    <meta:editing-cycles>1</meta:editing-cycles>
    <meta:editing-duration>PT360S</meta:editing-duration>
    <meta:document-statistic meta:page-count="2" meta:paragraph-count="7" meta:word-count="584" meta:character-count="3908" meta:row-count="27" meta:non-whitespace-character-count="3331"/>
  </office:meta>
</office:document-meta>
</file>